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914cm"/>
    </style:style>
    <style:style style:name="co30" style:family="table-column">
      <style:table-column-properties fo:break-before="auto" style:column-width="5.105cm"/>
    </style:style>
    <style:style style:name="co31" style:family="table-column">
      <style:table-column-properties fo:break-before="auto" style:column-width="1.558cm"/>
    </style:style>
    <style:style style:name="co32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3.773cm"/>
    </style:style>
    <style:style style:name="co29" style:family="table-column">
      <style:table-column-properties fo:break-before="auto" style:column-width="8.296cm"/>
    </style:style>
    <style:style style:name="co7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158cm"/>
    </style:style>
    <style:style style:name="co19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6.687cm"/>
    </style:style>
    <style:style style:name="co20" style:family="table-column">
      <style:table-column-properties fo:break-before="auto" style:column-width="8.601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3.662cm"/>
    </style:style>
    <style:style style:name="co23" style:family="table-column">
      <style:table-column-properties fo:break-before="auto" style:column-width="1.247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3" style:family="table-cell" style:parent-style-name="Default">
      <style:text-properties style:font-name="Arial" fo:font-size="11pt" style:font-size-asian="11pt" style:font-size-complex="11pt"/>
    </style:style>
    <style:style style:name="ce44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line-through-style="soli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37"/>
        <table:table-column table:style-name="co1" table:number-columns-repeated="1022" table:default-cell-style-name="ce43"/>
        <table:table-row table:style-name="ro1">
          <table:table-cell table:number-columns-repeated="1024"/>
        </table:table-row>
        <table:table-row table:style-name="ro5">
          <table:table-cell table:style-name="ce38" office:value-type="string">
            <text:p>RegionID</text:p>
          </table:table-cell>
          <table:table-cell table:style-name="ce38" office:value-type="string">
            <text:p>bin</text:p>
          </table:table-cell>
          <table:table-cell table:style-name="ce44" office:value-type="string">
            <text:p>Use</text:p>
          </table:table-cell>
          <table:table-cell table:style-name="ce44" table:number-columns-repeated="4"/>
          <table:table-cell table:style-name="ce44" office:value-type="string">
            <text:p>Example</text:p>
          </table:table-cell>
          <table:table-cell table:style-name="ce44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2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42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42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42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42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42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42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42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42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42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42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42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42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42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42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42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42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42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42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42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42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42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42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42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42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42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42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42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42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42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42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42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>
          <table:table-cell table:style-name="ce40" office:value-type="string">
            <text:p>* <text:s/>use stepback command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24" office:value-type="string">
            <text:p>TimeTracking</text:p>
          </table:table-cell>
          <table:table-cell table:style-name="ce24" office:value-type="string">
            <text:p>Paralel</text:p>
          </table:table-cell>
          <table:table-cell table:style-name="ce24" office:value-type="string">
            <text:p>CE2_Active</text:p>
          </table:table-cell>
          <table:table-cell table:style-name="ce24" office:value-type="string">
            <text:p>used for Date&amp;Time-Tracking</text:p>
          </table:table-cell>
          <table:table-cell table:style-name="ce24"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1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11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11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11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0"/>
        <table:table-column table:style-name="co7" table:default-cell-style-name="ce10"/>
        <table:table-column table:style-name="co1" table:number-columns-repeated="1022" table:default-cell-style-name="ce10"/>
        <table:table-row table:style-name="ro5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2" table:default-cell-style-name="ce16"/>
        <table:table-column table:style-name="co13" table:default-cell-style-name="ce19"/>
        <table:table-column table:style-name="co14" table:default-cell-style-name="ce16"/>
        <table:table-column table:style-name="co1" table:default-cell-style-name="ce16"/>
        <table:table-column table:style-name="co15" table:default-cell-style-name="ce16"/>
        <table:table-column table:style-name="co1" table:number-columns-repeated="2" table:default-cell-style-name="ce16"/>
        <table:table-column table:style-name="co16" table:default-cell-style-name="ce2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" table:number-columns-repeated="1012" table:default-cell-style-name="ce16"/>
        <table:table-row table:style-name="ro11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11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7" office:value-type="string">
            <text:p>You feel dizzy. What happend?</text:p>
          </table:table-cell>
          <table:table-cell table:style-name="ce17" office:value-type="string">
            <text:p>gather Info about the portal</text:p>
          </table:table-cell>
          <table:table-cell table:style-name="ce17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the portal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Bring Lethe focus-crystals#3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Explain Lethe what happened before you got here, </text:p>
            <text:p>Not IMPLEMENTED</text:p>
          </table:table-cell>
          <table:table-cell table:style-name="ce17" table:number-columns-repeated="4"/>
          <table:table-cell table:style-name="ce17" office:value-type="string">
            <text:p>This is kind a prolog and optional.</text:p>
          </table:table-cell>
          <table:table-cell table:style-name="ce17"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are getting hungry. Find something to eat.</text:p>
          </table:table-cell>
          <table:table-cell table:style-name="ce17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17" office:value-type="string">
            <text:p>Maybe just ask someone if you can get something to eat, even if you have to work for it.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1" office:value-type="string">
            <text:p>Get to the first tree and gather some apples.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table:style-name="ce31" office:value-type="string">
            <text:p>fetch from the next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1"/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7" office:value-type="string">
            <text:p>Ask the alchemist for the focus cristal.</text:p>
          </table:table-cell>
          <table:table-cell table:style-name="ce27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2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17" office:value-type="string">
            <text:p>Get some White Violondella and Silkcave-Mushroom for the alchemist.</text:p>
          </table:table-cell>
          <table:table-cell table:style-name="ce27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arch in the Forest and the Forest-Cave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7" office:value-type="string">
            <text:p>The Crystal was stolen by some bird and might be in a nest on one of the trees in the Plains. You might need some rope for climbing.</text:p>
          </table:table-cell>
          <table:table-cell table:style-name="ce17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You need 1 rope for every tree. You can find some in Lethes storageroom.</text:p>
          </table:table-cell>
          <table:table-cell table:style-name="ce17"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got belted with a though chaste belt. Impossible to squirm out of it. But there has to be a way to unlock it. <text:s/>Or...?</text:p>
          </table:table-cell>
          <table:table-cell table:style-name="ce17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4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8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2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Nice horsey</text:p>
          </table:table-cell>
          <table:table-cell table:style-name="ce17"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Some Apples could help.</text:p>
          </table:table-cell>
          <table:table-cell table:style-name="ce33" office:value-type="string">
            <text:p>Give the horse an apple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30"/>
          <table:table-cell table:style-name="ce18" table:number-columns-repeated="1016"/>
        </table:table-row>
        <table:table-row table:style-name="ro11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11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11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11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1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19.12.2020</text:date>, <text:time>06:5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9T06:54:56.23</dc:date>
    <dc:creator>jk jk</dc:creator>
    <meta:editing-duration>P3DT14H53M29S</meta:editing-duration>
    <meta:editing-cycles>44</meta:editing-cycles>
    <meta:generator>OpenOffice/4.1.7$Win32 OpenOffice.org_project/417m1$Build-9800</meta:generator>
    <meta:document-statistic meta:table-count="8" meta:cell-count="518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